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02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1" calcext:value-type="float">
            <text:p>81</text:p>
          </table:table-cell>
          <table:table-cell table:style-name="ce7" table:formula="of:=COUNTIF([.B7:.B135];&quot;X&quot;)" office:value-type="float" office:value="63" calcext:value-type="float">
            <text:p>63</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3" calcext:value-type="float">
            <text:p>13</text:p>
          </table:table-cell>
          <table:table-cell table:style-name="ce25" table:formula="of:=SUM([.B2:.F2])" office:value-type="float" office:value="94" calcext:value-type="float">
            <text:p>9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 table:number-rows-repeated="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3">00/00/0000</text:date>, <text:time style:data-style-name="N2" text:time-value="21:42:41.1889511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3T21:43:43.810409396</dc:date>
    <meta:editing-duration>PT8H15M25S</meta:editing-duration>
    <meta:editing-cycles>109</meta:editing-cycles>
    <meta:document-statistic meta:table-count="1" meta:cell-count="463" meta:object-count="0"/>
  </office:meta>
</office:document-meta>
</file>